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4" manifest:media-type=""/>
  <manifest:file-entry manifest:full-path="ObjectReplacements/Object 17" manifest:media-type="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7" manifest:media-type="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</style:style>
    <style:style style:name="gr8" style:family="graphic" style:parent-style-name="Object_20_with_20_no_20_fill_20_and_20_no_20_line">
      <style:graphic-properties draw:ole-draw-aspect="1" style:protect="size"/>
    </style:style>
    <style:style style:name="gr9" style:family="graphic" style:parent-style-name="standard">
      <style:graphic-properties draw:stroke="none" draw:fill="none" fo:min-height="10.564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8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9.401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7.419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3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3.362cm"/>
    </style:style>
    <style:style style:name="ro2" style:family="table-row">
      <style:table-row-properties style:row-height="3.365cm"/>
    </style:style>
    <style:style style:name="ce1" style:family="table-cell">
      <loext:graphic-properties draw:fill-color="#ffff99" draw:textarea-vertical-align="middle"/>
      <style:paragraph-properties fo:text-align="center"/>
    </style:style>
    <style:style style:name="ce2" style:family="table-cell">
      <loext:graphic-properties draw:fill-color="#ffcc00" draw:textarea-vertical-align="middle"/>
      <style:paragraph-properties fo:text-align="center"/>
    </style:style>
    <style:style style:name="ce3" style:family="table-cell">
      <loext:graphic-properties draw:fill-color="#99ffff" draw:textarea-vertical-align="middle"/>
      <style:paragraph-properties fo:text-align="center"/>
    </style:style>
    <style:style style:name="ce4" style:family="table-cell">
      <loext:graphic-properties draw:fill-color="#9999ff" draw:textarea-vertical-align="middle"/>
      <style:paragraph-properties fo:text-align="center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fo:color="#333333" style:font-name="Ferrum" fo:font-size="88pt" style:font-size-asian="88pt" style:font-size-complex="88pt"/>
    </style:style>
    <style:style style:name="T7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font-name="Ubuntu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style:font-name="Ubuntu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Chapter 5 Review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29">Jan 29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asdf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3">1. Structures and Formuals</text:span></text:p>
            <text:p text:style-name="P2"><text:span text:style-name="T3"/></text:p>
            <text:p text:style-name="P2"><text:span text:style-name="T3">2. Identifying Structures</text:span></text:p>
            <text:p text:style-name="P2"><text:span text:style-name="T5"/></text:p>
            <text:p text:style-name="P2"><text:span text:style-name="T3">3. Rules</text:span></text:p>
            <text:p text:style-name="P2"><text:span text:style-name="T5"/></text:p>
            <text:p text:style-name="P2"><text:span text:style-name="T3">4. Working through 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Structures and</text:span><text:span text:style-name="T6"><text:line-break/></text:span><text:span text:style-name="T6">Formul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Structures and Formulas</text:span></text:p>
          </draw:text-box>
        </draw:frame>
        <draw:frame presentation:style-name="pr7" draw:text-style-name="P10" draw:layer="layout" svg:width="19.791cm" svg:height="6.977cm" svg:x="1.264cm" svg:y="3.088cm">
          <draw:text-box>
            <text:p text:style-name="P2"><text:span text:style-name="T7">Remember that there are four types of structures we </text:span><text:span text:style-name="T7">cover in this chapter in the class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9">Notes</text:span></text:p>
            <text:p text:style-name="P2"><text:span text:style-name="T10"/></text:p>
            <text:p text:style-name="P2"><text:span text:style-name="T10"/></text:p>
          </draw:text-box>
        </draw:frame>
        <draw:frame draw:style-name="standard" draw:layer="layout" svg:width="14.098cm" svg:height="6.726cm" svg:x="5.447cm" svg:y="8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Permutation</text:p>
              </table:table-cell>
              <table:table-cell table:style-name="ce2">
                <text:p text:style-name="P6">Sets<text:line-break/>(Combinations)</text:p>
              </table:table-cell>
            </table:table-row>
            <table:table-row table:style-name="ro2">
              <table:table-cell table:style-name="ce3">
                <text:p text:style-name="P6">Ordered List</text:p>
              </table:table-cell>
              <table:table-cell table:style-name="ce4">
                <text:p text:style-name="P6">Unordered List<text:line-break/>(Binary sequence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4" draw:layer="layout" svg:width="13.764cm" svg:height="0.963cm" svg:x="5.741cm" svg:y="5.292cm">
          <draw:text-box>
            <text:p text:style-name="P6"><text:span text:style-name="T11">Does order matter?</text:span></text:p>
          </draw:text-box>
        </draw:frame>
        <draw:frame draw:style-name="gr5" draw:text-style-name="P14" draw:layer="layout" svg:width="7.867cm" svg:height="0.963cm" draw:transform="rotate (1.56695660244051) translate (1.618cm 14.736cm)">
          <draw:text-box>
            <text:p text:style-name="P6"><text:span text:style-name="T11">Are repetitions allowed?</text:span></text:p>
          </draw:text-box>
        </draw:frame>
        <draw:frame draw:style-name="gr6" draw:text-style-name="P15" draw:layer="layout" svg:width="6.699cm" svg:height="1.007cm" svg:x="5.713cm" svg:y="6.987cm">
          <draw:text-box>
            <text:p text:style-name="P6"><text:span text:style-name="T12">Yes</text:span></text:p>
          </draw:text-box>
        </draw:frame>
        <draw:frame draw:style-name="gr7" draw:text-style-name="P15" draw:layer="layout" svg:width="6.699cm" svg:height="1.118cm" svg:x="12.714cm" svg:y="7.044cm">
          <draw:text-box>
            <text:p text:style-name="P6"><text:span text:style-name="T12">No</text:span></text:p>
          </draw:text-box>
        </draw:frame>
        <draw:frame draw:style-name="gr5" draw:text-style-name="P15" draw:layer="layout" svg:width="6.699cm" svg:height="0.963cm" draw:transform="rotate (1.58214096693286) translate (4.476cm 13.084cm)">
          <draw:text-box>
            <text:p text:style-name="P6"><text:span text:style-name="T12">Yes</text:span></text:p>
          </draw:text-box>
        </draw:frame>
        <draw:frame draw:style-name="gr5" draw:text-style-name="P15" draw:layer="layout" svg:width="6.699cm" svg:height="0.963cm" draw:transform="rotate (1.58214096693286) translate (4.509cm 16.413cm)">
          <draw:text-box>
            <text:p text:style-name="P6"><text:span text:style-name="T12">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Structures and Formulas</text:span></text:p>
          </draw:text-box>
        </draw:frame>
        <draw:frame presentation:style-name="pr8" draw:text-style-name="P10" draw:layer="layout" svg:width="19.791cm" svg:height="6.977cm" svg:x="1.264cm" svg:y="3.088cm">
          <draw:text-box>
            <text:p text:style-name="P2"><text:span text:style-name="T7">Each of these have a formula associated with it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frame draw:style-name="standard" draw:layer="layout" svg:width="14.098cm" svg:height="6.726cm" svg:x="5.447cm" svg:y="8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Permutation</text:p>
                <text:p text:style-name="P6"/>
                <text:p text:style-name="P6"/>
              </table:table-cell>
              <table:table-cell table:style-name="ce2">
                <text:p text:style-name="P6">Sets</text:p>
                <text:p text:style-name="P6"/>
                <text:p text:style-name="P6"/>
              </table:table-cell>
            </table:table-row>
            <table:table-row table:style-name="ro2">
              <table:table-cell table:style-name="ce3">
                <text:p text:style-name="P6">Ordered List</text:p>
                <text:p text:style-name="P6"/>
                <text:p text:style-name="P6"/>
              </table:table-cell>
              <table:table-cell table:style-name="ce4">
                <text:p text:style-name="P6">Unordered List</text:p>
                <text:p text:style-name="P6"/>
                <text:p text:style-name="P6"/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4" draw:layer="layout" svg:width="13.764cm" svg:height="0.963cm" svg:x="5.741cm" svg:y="5.292cm">
          <draw:text-box>
            <text:p text:style-name="P6"><text:span text:style-name="T11">Does order matter?</text:span></text:p>
          </draw:text-box>
        </draw:frame>
        <draw:frame draw:style-name="gr5" draw:text-style-name="P14" draw:layer="layout" svg:width="7.867cm" svg:height="0.963cm" draw:transform="rotate (1.56695660244051) translate (1.618cm 14.736cm)">
          <draw:text-box>
            <text:p text:style-name="P6"><text:span text:style-name="T11">Are repetitions allowed?</text:span></text:p>
          </draw:text-box>
        </draw:frame>
        <draw:frame draw:style-name="gr6" draw:text-style-name="P15" draw:layer="layout" svg:width="6.699cm" svg:height="1.007cm" svg:x="5.713cm" svg:y="6.987cm">
          <draw:text-box>
            <text:p text:style-name="P6"><text:span text:style-name="T12">Yes</text:span></text:p>
          </draw:text-box>
        </draw:frame>
        <draw:frame draw:style-name="gr7" draw:text-style-name="P15" draw:layer="layout" svg:width="6.699cm" svg:height="1.118cm" svg:x="12.714cm" svg:y="7.044cm">
          <draw:text-box>
            <text:p text:style-name="P6"><text:span text:style-name="T12">No</text:span></text:p>
          </draw:text-box>
        </draw:frame>
        <draw:frame draw:style-name="gr5" draw:text-style-name="P15" draw:layer="layout" svg:width="6.699cm" svg:height="0.963cm" draw:transform="rotate (1.58214096693286) translate (4.476cm 13.084cm)">
          <draw:text-box>
            <text:p text:style-name="P6"><text:span text:style-name="T12">Yes</text:span></text:p>
          </draw:text-box>
        </draw:frame>
        <draw:frame draw:style-name="gr5" draw:text-style-name="P15" draw:layer="layout" svg:width="6.699cm" svg:height="0.963cm" draw:transform="rotate (1.58214096693286) translate (4.509cm 16.413cm)">
          <draw:text-box>
            <text:p text:style-name="P6"><text:span text:style-name="T12">No</text:span></text:p>
          </draw:text-box>
        </draw:frame>
        <draw:frame draw:style-name="gr8" draw:text-style-name="P6" draw:layer="layout" svg:width="3.161cm" svg:height="1.042cm" svg:x="7.162cm" svg:y="9.7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6" draw:layer="layout" svg:width="3.598cm" svg:height="1.042cm" svg:x="14.282cm" svg:y="9.7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6" draw:layer="layout" svg:width="0.914cm" svg:height="0.889cm" svg:x="8.569cm" svg:y="13.17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6" draw:layer="layout" svg:width="4.187cm" svg:height="0.855cm" svg:x="14.162cm" svg:y="13.29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frame draw:style-name="gr8" draw:text-style-name="P6" draw:layer="layout" svg:width="3.161cm" svg:height="1.042cm" svg:x="24.333cm" svg:y="4.6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8" draw:text-style-name="P6" draw:layer="layout" svg:width="3.598cm" svg:height="1.042cm" svg:x="24.077cm" svg:y="7.577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8" draw:text-style-name="P6" draw:layer="layout" svg:width="0.914cm" svg:height="0.889cm" svg:x="25.852cm" svg:y="10.055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8" draw:text-style-name="P6" draw:layer="layout" svg:width="3.226cm" svg:height="0.66cm" svg:x="24.38cm" svg:y="13.37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9" draw:text-style-name="P16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0" draw:text-style-name="P17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y</text:span><text:span text:style-name="T6">i</text:span><text:span text:style-name="T6">n</text:span><text:span text:style-name="T6">g</text:span><text:span text:style-name="T6"><text:line-break/>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Identifying Structures</text:span></text:p>
          </draw:text-box>
        </draw:frame>
        <draw:frame presentation:style-name="pr9" draw:text-style-name="P10" draw:layer="layout" svg:width="20.295cm" svg:height="9.401cm" svg:x="0.76cm" svg:y="5.095cm">
          <draw:text-box>
            <text:p text:style-name="P2"><text:span text:style-name="T15">Part of the challenge can be to read a </text:span><text:span text:style-name="T15">word problem and identify which </text:span><text:span text:style-name="T15">structure should be used for the </text:span><text:span text:style-name="T15">problem, so let’s go over exampl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g>
          <draw:frame draw:style-name="gr8" draw:text-style-name="P6" draw:layer="layout" svg:width="3.161cm" svg:height="1.042cm" svg:x="24.333cm" svg:y="4.65c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8" draw:text-style-name="P6" draw:layer="layout" svg:width="3.598cm" svg:height="1.042cm" svg:x="24.077cm" svg:y="7.577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8" draw:text-style-name="P6" draw:layer="layout" svg:width="0.914cm" svg:height="0.889cm" svg:x="25.852cm" svg:y="10.055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8" draw:text-style-name="P6" draw:layer="layout" svg:width="3.226cm" svg:height="0.66cm" svg:x="24.38cm" svg:y="13.379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9" draw:text-style-name="P16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0" draw:text-style-name="P17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Identifying Structures</text:span></text:p>
          </draw:text-box>
        </draw:frame>
        <draw:frame presentation:style-name="pr10" draw:text-style-name="P10" draw:layer="layout" svg:width="20.349cm" svg:height="7.419cm" svg:x="0.706cm" svg:y="2.646cm">
          <draw:text-box>
            <text:p text:style-name="P2"><text:span text:style-name="T7">Part of the challenge can be to read a word problem </text:span><text:span text:style-name="T7">and identify which structure should be used for the </text:span><text:span text:style-name="T7">problem, so let’s go over exampl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g>
          <draw:frame draw:style-name="gr8" draw:text-style-name="P6" draw:layer="layout" svg:width="3.161cm" svg:height="1.042cm" svg:x="24.333cm" svg:y="4.65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8" draw:text-style-name="P6" draw:layer="layout" svg:width="3.598cm" svg:height="1.042cm" svg:x="24.077cm" svg:y="7.577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8" draw:text-style-name="P6" draw:layer="layout" svg:width="0.914cm" svg:height="0.889cm" svg:x="25.852cm" svg:y="10.055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8" draw:text-style-name="P6" draw:layer="layout" svg:width="3.226cm" svg:height="0.66cm" svg:x="24.38cm" svg:y="13.379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9" draw:text-style-name="P16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0" draw:text-style-name="P17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Ru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Rules</text:span></text:p>
          </draw:text-box>
        </draw:frame>
        <draw:frame presentation:style-name="pr11" draw:text-style-name="P10" draw:layer="layout" svg:width="19.791cm" svg:height="6.977cm" svg:x="1.264cm" svg:y="3.088cm">
          <draw:text-box>
            <text:p text:style-name="P2"><text:span text:style-name="T7">Part of the challenge can be to read a word problem </text:span><text:span text:style-name="T7">and identify which structure should be used for the </text:span><text:span text:style-name="T7">problem, so let’s go over exampl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g>
          <draw:frame draw:style-name="gr8" draw:text-style-name="P6" draw:layer="layout" svg:width="3.161cm" svg:height="1.042cm" svg:x="24.333cm" svg:y="4.65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8" draw:text-style-name="P6" draw:layer="layout" svg:width="3.598cm" svg:height="1.042cm" svg:x="24.077cm" svg:y="7.577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8" draw:text-style-name="P6" draw:layer="layout" svg:width="0.914cm" svg:height="0.889cm" svg:x="25.852cm" svg:y="10.055c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8" draw:text-style-name="P6" draw:layer="layout" svg:width="3.226cm" svg:height="0.66cm" svg:x="24.38cm" svg:y="13.379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9" draw:text-style-name="P16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0" draw:text-style-name="P17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Working Through</text:span><text:span text:style-name="T6"><text:line-break/></text:span><text:span text:style-name="T6">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Working Through Problems</text:span></text:p>
          </draw:text-box>
        </draw:frame>
        <draw:frame presentation:style-name="pr12" draw:text-style-name="P10" draw:layer="layout" svg:width="19.791cm" svg:height="6.977cm" svg:x="1.264cm" svg:y="3.088cm">
          <draw:text-box>
            <text:p text:style-name="P2"><text:span text:style-name="T7">Part of the challenge can be to read a word problem </text:span><text:span text:style-name="T7">and identify which structure should be used for the </text:span><text:span text:style-name="T7">problem, so let’s go over exampl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14</text:page-count></text:span><text:span text:style-name="T8">)</text:span></text:p>
          </draw:text-box>
        </draw:frame>
        <draw:g>
          <draw:frame draw:style-name="gr8" draw:text-style-name="P6" draw:layer="layout" svg:width="3.161cm" svg:height="1.042cm" svg:x="24.333cm" svg:y="4.65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8" draw:text-style-name="P6" draw:layer="layout" svg:width="3.598cm" svg:height="1.042cm" svg:x="24.077cm" svg:y="7.577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8" draw:text-style-name="P6" draw:layer="layout" svg:width="0.914cm" svg:height="0.889cm" svg:x="25.852cm" svg:y="10.055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8" draw:text-style-name="P6" draw:layer="layout" svg:width="3.226cm" svg:height="0.66cm" svg:x="24.38cm" svg:y="13.379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9" draw:text-style-name="P16" draw:layer="layout" svg:width="5.603cm" svg:height="10.814cm" svg:x="21.996cm" svg:y="3.313cm">
            <draw:text-box>
              <text:p text:style-name="P2"><text:span text:style-name="T13">Permutation</text:span></text:p>
              <text:p text:style-name="P2"><text:span text:style-name="T10">Order matters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Combination</text:span></text:p>
              <text:p text:style-name="P2"><text:span text:style-name="T10">Order doesn’t matter</text:span></text:p>
              <text:p text:style-name="P2"><text:span text:style-name="T10">No repeats</text:span></text:p>
              <text:p text:style-name="P2"><text:span text:style-name="T14"/></text:p>
              <text:p text:style-name="P2"><text:span text:style-name="T9"/></text:p>
              <text:p text:style-name="P2"><text:span text:style-name="T13">Ordered List</text:span></text:p>
              <text:p text:style-name="P2"><text:span text:style-name="T10">Order matters</text:span></text:p>
              <text:p text:style-name="P2"><text:span text:style-name="T10">Repeats OK</text:span></text:p>
              <text:p text:style-name="P2"><text:span text:style-name="T14"/></text:p>
              <text:p text:style-name="P2"><text:span text:style-name="T9"/></text:p>
              <text:p text:style-name="P2"><text:span text:style-name="T13">Unordered List</text:span></text:p>
              <text:p text:style-name="P2"><text:span text:style-name="T10">Order doesn’t matter</text:span></text:p>
              <text:p text:style-name="P2"><text:span text:style-name="T10">Repeats OK</text:span></text:p>
              <text:p text:style-name="P2"><text:span text:style-name="T10"/></text:p>
              <text:p text:style-name="P2"><text:span text:style-name="T10"/></text:p>
            </draw:text-box>
          </draw:frame>
        </draw:g>
        <draw:frame draw:style-name="gr10" draw:text-style-name="P17" draw:layer="layout" svg:width="5.744cm" svg:height="1.03cm" svg:x="21.858cm" svg:y="2.404cm">
          <draw:text-box>
            <text:p text:style-name="P6"><text:span text:style-name="T9">No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13" draw:text-style-name="P5" draw:layer="layout" svg:width="25.599cm" svg:height="11.793cm" svg:x="1.263cm" svg:y="3.087cm">
          <draw:text-box>
            <text:p text:style-name="P2"><text:span text:style-name="T16">Binary Sequences are one of the </text:span><text:span text:style-name="T16">more difficult structures in this </text:span><text:span text:style-name="T16">chapter to “decipher” from the word </text:span><text:span text:style-name="T16">problem to an actual formula. It just </text:span><text:span text:style-name="T16">takes some practice. Once you’re </text:span><text:span text:style-name="T16">able to recognize that a problem is </text:span><text:span text:style-name="T16">an unordered list, you will have the </text:span><text:span text:style-name="T16">formula to solve the probl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29T22:00:14.849836960</dc:date>
    <meta:editing-duration>P1DT10H23M39S</meta:editing-duration>
    <meta:editing-cycles>1471</meta:editing-cycles>
    <meta:generator>LibreOffice/5.1.4.2$Linux_X86_64 LibreOffice_project/10m0$Build-2</meta:generator>
    <meta:document-statistic meta:object-count="13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10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11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12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14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15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16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18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19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20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2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23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24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3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4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

<file path=Object 6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i>r</mi>
            <mi>!</mi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C( n, r ) = {n!} over { r! ( n-r )!}</annotation>
  </semantics>
</math>
</file>

<file path=Object 7/content.xml><?xml version="1.0" encoding="utf-8"?>
<math xmlns="http://www.w3.org/1998/Math/MathML" display="block">
  <semantics>
    <msup>
      <mi>n</mi>
      <mi>r</mi>
    </msup>
    <annotation encoding="StarMath 5.0">n^r</annotation>
  </semantics>
</math>
</file>

<file path=Object 8/content.xml><?xml version="1.0" encoding="utf-8"?>
<math xmlns="http://www.w3.org/1998/Math/MathML" display="block">
  <semantics>
    <mrow>
      <mi>C</mi>
      <mrow>
        <mo fence="true" stretchy="false">(</mo>
        <mrow>
          <mrow>
            <mrow>
              <mi>n</mi>
              <mo stretchy="false">+</mo>
              <mi>r</mi>
              <mo stretchy="false">−</mo>
              <mn>1,</mn>
            </mrow>
            <mi>r</mi>
          </mrow>
        </mrow>
        <mo fence="true" stretchy="false">)</mo>
      </mrow>
    </mrow>
    <annotation encoding="StarMath 5.0">C( n+r-1, r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r</mi>
                </mrow>
              </mrow>
              <mo fence="true" stretchy="false">)</mo>
            </mrow>
            <mi>!</mi>
          </mrow>
        </mfrac>
      </mrow>
    </mrow>
    <annotation encoding="StarMath 5.0">P( n, r ) = {n!} over { ( n-r )!}</annotation>
  </semantics>
</math>
</file>